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492in"/>
    </style:style>
    <style:style style:name="co3" style:family="table-column">
      <style:table-column-properties fo:break-before="auto" style:column-width="2.1193in"/>
    </style:style>
    <style:style style:name="co4" style:family="table-column">
      <style:table-column-properties fo:break-before="auto" style:column-width="1.4638in"/>
    </style:style>
    <style:style style:name="co5" style:family="table-column">
      <style:table-column-properties fo:break-before="auto" style:column-width="1.4744in"/>
    </style:style>
    <style:style style:name="co6" style:family="table-column">
      <style:table-column-properties fo:break-before="auto" style:column-width="1.3866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1.3654in"/>
    </style:style>
    <style:style style:name="co9" style:family="table-column">
      <style:table-column-properties fo:break-before="auto" style:column-width="1.628in"/>
    </style:style>
    <style:style style:name="co10" style:family="table-column">
      <style:table-column-properties fo:break-before="auto" style:column-width="1.4091in"/>
    </style:style>
    <style:style style:name="co11" style:family="table-column">
      <style:table-column-properties fo:break-before="auto" style:column-width="1.1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528in" fo:break-before="auto" style:use-optimal-row-height="false"/>
    </style:style>
    <style:style style:name="ro3" style:family="table-row">
      <style:table-row-properties style:row-height="0.3835in" fo:break-before="auto" style:use-optimal-row-height="false"/>
    </style:style>
    <style:style style:name="ro4" style:family="table-row">
      <style:table-row-properties style:row-height="0.6008in" fo:break-before="auto" style:use-optimal-row-height="fals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wrap-option="wrap"/>
      <style:paragraph-properties fo:text-align="center"/>
      <style:text-properties style:font-weight-asian="normal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3" style:family="table-cell" style:parent-style-name="Default">
      <style:table-cell-properties fo:background-color="#e6ff00" style:text-align-source="fix" style:repeat-content="false" fo:wrap-option="wrap"/>
      <style:paragraph-properties fo:text-align="center"/>
    </style:style>
    <style:style style:name="ce4" style:family="table-cell" style:parent-style-name="Default">
      <style:table-cell-properties fo:background-color="#33a3a3" style:text-align-source="fix" style:repeat-content="false" fo:wrap-option="wrap" fo:padding-bottom="0.0193in" fo:padding-left="0.0138in" fo:padding-right="0.0138in" fo:padding-top="0.0193in"/>
      <style:paragraph-properties fo:text-align="center"/>
      <style:text-properties style:font-weight-asian="normal"/>
    </style:style>
    <style:style style:name="ce5" style:family="table-cell" style:parent-style-name="Default">
      <style:table-cell-properties fo:background-color="#94476b" style:text-align-source="fix" style:repeat-content="false" fo:wrap-option="wrap"/>
      <style:paragraph-properties fo:text-align="center"/>
    </style:style>
    <style:style style:name="ce6" style:family="table-cell" style:parent-style-name="Default">
      <style:table-cell-properties fo:background-color="#99ccff" style:text-align-source="fix" style:repeat-content="false" fo:wrap-option="wrap"/>
      <style:paragraph-properties fo:text-align="center"/>
    </style:style>
    <style:style style:name="ce7" style:family="table-cell" style:parent-style-name="Default">
      <style:table-cell-properties fo:background-color="#ff8d00" style:text-align-source="fix" style:repeat-content="false" fo:wrap-option="wrap"/>
      <style:paragraph-properties fo:text-align="center"/>
    </style:style>
    <style:style style:name="ce8" style:family="table-cell" style:parent-style-name="Default">
      <style:table-cell-properties fo:background-color="#ff3333" style:text-align-source="fix" style:repeat-content="false" fo:wrap-option="wrap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row table:style-name="ro2">
          <table:table-cell/>
          <table:table-cell table:style-name="ce1" office:value-type="string" table:number-columns-spanned="2" table:number-rows-spanned="1">
            <text:p>Introduction and Hiring week: </text:p>
            <text:p>Task are performed by Dr. Concepion and others hired as project management staff</text:p>
          </table:table-cell>
          <table:covered-table-cell/>
          <table:table-cell table:number-columns-repeated="9"/>
        </table:table-row>
        <table:table-row table:style-name="ro3">
          <table:table-cell table:number-columns-repeated="4"/>
          <table:table-cell table:style-name="ce5" office:value-type="string" table:number-columns-spanned="2" table:number-rows-spanned="1">
            <text:p>Testing and Debugging for first Implementaion</text:p>
          </table:table-cell>
          <table:covered-table-cell table:style-name="ce5"/>
          <table:table-cell table:number-columns-repeated="6"/>
        </table:table-row>
        <table:table-row table:style-name="ro4">
          <table:table-cell table:number-columns-repeated="2"/>
          <table:table-cell table:style-name="ce3" office:value-type="string" table:number-columns-spanned="2" table:number-rows-spanned="1">
            <text:p>Planning and Designing of Project: </text:p>
            <text:p>Meeting with client and deciding upon what parts of the project to implement and to take on</text:p>
          </table:table-cell>
          <table:covered-table-cell/>
          <table:table-cell table:number-columns-repeated="8"/>
        </table:table-row>
        <table:table-row table:style-name="ro5">
          <table:table-cell table:number-columns-repeated="3"/>
          <table:table-cell table:style-name="ce4" office:value-type="string" table:number-columns-spanned="7" table:number-rows-spanned="1">
            <text:p>Programming and implementation of the program: See SPMP for specific job titles and directions. Project will be built and debugged during this time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table:number-columns-repeated="6"/>
          <table:table-cell table:style-name="ce6" office:value-type="string" table:number-columns-spanned="2" table:number-rows-spanned="1">
            <text:p>Quality Assurance Testing</text:p>
          </table:table-cell>
          <table:covered-table-cell/>
          <table:table-cell table:number-columns-repeated="4"/>
        </table:table-row>
        <table:table-row table:style-name="ro6">
          <table:table-cell table:number-columns-repeated="8"/>
          <table:table-cell table:style-name="ce7" office:value-type="string" table:number-columns-spanned="2" table:number-rows-spanned="1">
            <text:p>Changes in any documentation due to change because of Quality assurance Testing</text:p>
          </table:table-cell>
          <table:covered-table-cell/>
          <table:table-cell table:number-columns-repeated="2"/>
        </table:table-row>
        <table:table-row table:style-name="ro7">
          <table:table-cell table:number-columns-repeated="10"/>
          <table:table-cell table:style-name="ce8" office:value-type="string">
            <text:p>Testing of final Implementation that will be presented</text:p>
          </table:table-cell>
          <table:table-cell/>
        </table:table-row>
        <table:table-row table:style-name="ro1">
          <table:table-cell/>
          <table:table-cell office:value-type="string">
            <text:p>Week 1</text:p>
          </table:table-cell>
          <table:table-cell office:value-type="string">
            <text:p>Week 2</text:p>
          </table:table-cell>
          <table:table-cell office:value-type="string">
            <text:p>Week 3</text:p>
          </table:table-cell>
          <table:table-cell office:value-type="string">
            <text:p>Week 4</text:p>
          </table:table-cell>
          <table:table-cell office:value-type="string">
            <text:p>Week 5</text:p>
          </table:table-cell>
          <table:table-cell office:value-type="string">
            <text:p>Week 6</text:p>
          </table:table-cell>
          <table:table-cell office:value-type="string">
            <text:p>Week 7</text:p>
          </table:table-cell>
          <table:table-cell office:value-type="string">
            <text:p>Week 8</text:p>
          </table:table-cell>
          <table:table-cell office:value-type="string">
            <text:p>Week 9</text:p>
          </table:table-cell>
          <table:table-cell office:value-type="string">
            <text:p>Week 10</text:p>
          </table:table-cell>
          <table:table-cell office:value-type="string">
            <text:p>Final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8">02/08/2012</text:date>, <text:time>15:44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ristobal Guerrero</meta:initial-creator>
    <meta:creation-date>2012-02-08T15:11:45</meta:creation-date>
    <dc:date>2012-02-08T15:44:43</dc:date>
    <dc:creator>Cristobal Guerrero</dc:creator>
    <meta:editing-duration>PT28M51S</meta:editing-duration>
    <meta:editing-cycles>2</meta:editing-cycles>
    <meta:generator>LibreOffice/3.3$Unix LibreOffice_project/330m19$Build-401</meta:generator>
    <meta:document-statistic meta:table-count="3" meta:cell-count="18" meta:object-count="0"/>
  </office:meta>
</office:document-meta>
</file>